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9-0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1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17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12-11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9-11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0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04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21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3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2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2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15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24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12-28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9-0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6-0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4-0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7436" calcext:value-type="float">
            <text:p>12.502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86288" calcext:value-type="float">
            <text:p>12.4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527475" calcext:value-type="float">
            <text:p>12.4852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95935483871" calcext:value-type="float">
            <text:p>12.479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02392" calcext:value-type="float">
            <text:p>12.48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298625" calcext:value-type="float">
            <text:p>12.4629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6848" calcext:value-type="float">
            <text:p>12.43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479225" calcext:value-type="float">
            <text:p>12.4347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22513103448" calcext:value-type="float">
            <text:p>12.44225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15138064516" calcext:value-type="float">
            <text:p>12.4315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4103225807" calcext:value-type="float">
            <text:p>12.402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1633548387" calcext:value-type="float">
            <text:p>12.4051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78064516129" calcext:value-type="float">
            <text:p>12.437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9904" calcext:value-type="float">
            <text:p>12.4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774375" calcext:value-type="float">
            <text:p>12.4277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54178064516" calcext:value-type="float">
            <text:p>12.4254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8004" calcext:value-type="float">
            <text:p>12.423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0750769231" calcext:value-type="float">
            <text:p>12.353075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26590967742" calcext:value-type="float">
            <text:p>12.3526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30407741936" calcext:value-type="float">
            <text:p>12.3830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4010322581" calcext:value-type="float">
            <text:p>12.4264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8469677419" calcext:value-type="float">
            <text:p>12.4178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996" calcext:value-type="float">
            <text:p>12.3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5943225807" calcext:value-type="float">
            <text:p>12.3505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17432" calcext:value-type="float">
            <text:p>12.32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0971" calcext:value-type="float">
            <text:p>12.340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98874285714" calcext:value-type="float">
            <text:p>12.3798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6139354839" calcext:value-type="float">
            <text:p>12.3846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4450909091" calcext:value-type="float">
            <text:p>12.393445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51136" calcext:value-type="float">
            <text:p>12.41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84658064516" calcext:value-type="float">
            <text:p>12.428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73056" calcext:value-type="float">
            <text:p>12.42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5149090909" calcext:value-type="float">
            <text:p>12.43251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44345806452" calcext:value-type="float">
            <text:p>12.4244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97288" calcext:value-type="float">
            <text:p>12.40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9265" calcext:value-type="float">
            <text:p>12.3659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31808" calcext:value-type="float">
            <text:p>12.34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02634285714" calcext:value-type="float">
            <text:p>12.34026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73225" calcext:value-type="float">
            <text:p>12.3357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90905806452" calcext:value-type="float">
            <text:p>12.3390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91904" calcext:value-type="float">
            <text:p>12.36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9358" calcext:value-type="float">
            <text:p>12.38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96794285714" calcext:value-type="float">
            <text:p>12.23967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3139862069" calcext:value-type="float">
            <text:p>12.27313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42985" calcext:value-type="float">
            <text:p>12.2942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07447741936" calcext:value-type="float">
            <text:p>12.3007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1376" calcext:value-type="float">
            <text:p>12.35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6092903226" calcext:value-type="float">
            <text:p>12.3966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6592" calcext:value-type="float">
            <text:p>12.41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77891612903" calcext:value-type="float">
            <text:p>12.3977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31390967742" calcext:value-type="float">
            <text:p>12.3831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79128" calcext:value-type="float">
            <text:p>12.35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0351483871" calcext:value-type="float">
            <text:p>12.3003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30872258065" calcext:value-type="float">
            <text:p>12.2630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56841290323" calcext:value-type="float">
            <text:p>12.2456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05948571429" calcext:value-type="float">
            <text:p>12.27059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65169032258" calcext:value-type="float">
            <text:p>12.2965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2015" calcext:value-type="float">
            <text:p>12.312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29776" calcext:value-type="float">
            <text:p>12.34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86278709677" calcext:value-type="float">
            <text:p>12.3486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4592" calcext:value-type="float">
            <text:p>12.33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15891612903" calcext:value-type="float">
            <text:p>12.3215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8505806452" calcext:value-type="float">
            <text:p>12.3238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72576" calcext:value-type="float">
            <text:p>12.29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276825" calcext:value-type="float">
            <text:p>12.2427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5392" calcext:value-type="float">
            <text:p>12.21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2376774194" calcext:value-type="float">
            <text:p>12.2132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0797142857" calcext:value-type="float">
            <text:p>12.23107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66384516129" calcext:value-type="float">
            <text:p>12.2366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3000516129" calcext:value-type="float">
            <text:p>12.2330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0432516129" calcext:value-type="float">
            <text:p>12.2604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55047741936" calcext:value-type="float">
            <text:p>12.2855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1352" calcext:value-type="float">
            <text:p>12.28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600925" calcext:value-type="float">
            <text:p>12.2660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7153548387" calcext:value-type="float">
            <text:p>12.2497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3192" calcext:value-type="float">
            <text:p>12.23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05945806452" calcext:value-type="float">
            <text:p>12.1805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9516" calcext:value-type="float">
            <text:p>12.12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64188387097" calcext:value-type="float">
            <text:p>12.1264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5123862069" calcext:value-type="float">
            <text:p>12.145123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81481290323" calcext:value-type="float">
            <text:p>12.1481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13927741936" calcext:value-type="float">
            <text:p>12.1513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4662" calcext:value-type="float">
            <text:p>12.15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33453333333" calcext:value-type="float">
            <text:p>12.20334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733775" calcext:value-type="float">
            <text:p>12.2273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11744" calcext:value-type="float">
            <text:p>12.24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2740645161" calcext:value-type="float">
            <text:p>12.2462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35904516129" calcext:value-type="float">
            <text:p>12.2335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32928" calcext:value-type="float">
            <text:p>12.22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0983225807" calcext:value-type="float">
            <text:p>12.19209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32609032258" calcext:value-type="float">
            <text:p>12.1532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58891428571" calcext:value-type="float">
            <text:p>12.17588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752325" calcext:value-type="float">
            <text:p>12.1875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8849032258" calcext:value-type="float">
            <text:p>12.1928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91948387097" calcext:value-type="float">
            <text:p>12.239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34110967742" calcext:value-type="float">
            <text:p>12.2734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62508387097" calcext:value-type="float">
            <text:p>12.3062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9726451613" calcext:value-type="float">
            <text:p>12.3049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477475" calcext:value-type="float">
            <text:p>12.2947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6676" calcext:value-type="float">
            <text:p>12.26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22255483871" calcext:value-type="float">
            <text:p>12.2022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713725" calcext:value-type="float">
            <text:p>12.1471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41458064516" calcext:value-type="float">
            <text:p>12.154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7232" calcext:value-type="float">
            <text:p>12.16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88363870968" calcext:value-type="float">
            <text:p>12.1488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8172903226" calcext:value-type="float">
            <text:p>12.1558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90104" calcext:value-type="float">
            <text:p>12.19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1944" calcext:value-type="float">
            <text:p>12.2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08264" calcext:value-type="float">
            <text:p>12.25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93336470588" calcext:value-type="float">
            <text:p>12.239333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645" calcext:value-type="float">
            <text:p>12.23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55128" calcext:value-type="float">
            <text:p>12.20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34980645161" calcext:value-type="float">
            <text:p>12.133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312925" calcext:value-type="float">
            <text:p>12.0831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55455483871" calcext:value-type="float">
            <text:p>12.0955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02482857143" calcext:value-type="float">
            <text:p>12.11024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39956363636" calcext:value-type="float">
            <text:p>12.13399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1479483871" calcext:value-type="float">
            <text:p>12.1814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1784" calcext:value-type="float">
            <text:p>12.2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89287741936" calcext:value-type="float">
            <text:p>12.2489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24613333333" calcext:value-type="float">
            <text:p>12.24246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8106666667" calcext:value-type="float">
            <text:p>12.1588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15432258065" calcext:value-type="float">
            <text:p>12.101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62192" calcext:value-type="float">
            <text:p>12.06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47905454546" calcext:value-type="float">
            <text:p>12.074790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44488275862" calcext:value-type="float">
            <text:p>12.10444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08838709677" calcext:value-type="float">
            <text:p>12.110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02087272727" calcext:value-type="float">
            <text:p>12.13020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3552" calcext:value-type="float">
            <text:p>12.1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5088516129" calcext:value-type="float">
            <text:p>12.1750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18095" calcext:value-type="float">
            <text:p>12.1918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36541935484" calcext:value-type="float">
            <text:p>12.153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50712258065" calcext:value-type="float">
            <text:p>12.1350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8704" calcext:value-type="float">
            <text:p>12.09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65701818182" calcext:value-type="float">
            <text:p>12.06657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3064" calcext:value-type="float">
            <text:p>12.02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7006451613" calcext:value-type="float">
            <text:p>12.033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4816" calcext:value-type="float">
            <text:p>12.05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52621935484" calcext:value-type="float">
            <text:p>12.0652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79061818182" calcext:value-type="float">
            <text:p>12.08790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08216" calcext:value-type="float">
            <text:p>12.11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2054193548" calcext:value-type="float">
            <text:p>12.1272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2152" calcext:value-type="float">
            <text:p>12.16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97931428571" calcext:value-type="float">
            <text:p>12.16979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7679483871" calcext:value-type="float">
            <text:p>12.2576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26925714286" calcext:value-type="float">
            <text:p>12.07269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74228571429" calcext:value-type="float">
            <text:p>12.0374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56438709677" calcext:value-type="float">
            <text:p>12.095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58736" calcext:value-type="float">
            <text:p>12.14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6836129032" calcext:value-type="float">
            <text:p>12.2046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2776774194" calcext:value-type="float">
            <text:p>12.1522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5316129032" calcext:value-type="float">
            <text:p>12.131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4067096774" calcext:value-type="float">
            <text:p>12.1154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54648" calcext:value-type="float">
            <text:p>12.07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6887483871" calcext:value-type="float">
            <text:p>12.0168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4363870968" calcext:value-type="float">
            <text:p>11.9964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58175483871" calcext:value-type="float">
            <text:p>11.985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21531428571" calcext:value-type="float">
            <text:p>12.00215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7448516129" calcext:value-type="float">
            <text:p>12.0074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797825" calcext:value-type="float">
            <text:p>12.0179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37224" calcext:value-type="float">
            <text:p>12.05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48861935484" calcext:value-type="float">
            <text:p>12.1048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5792" calcext:value-type="float">
            <text:p>12.15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80514285714" calcext:value-type="float">
            <text:p>12.1680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3796" calcext:value-type="float">
            <text:p>12.0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818" calcext:value-type="float">
            <text:p>12.10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722" calcext:value-type="float">
            <text:p>12.04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9788" calcext:value-type="float">
            <text:p>12.01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2524" calcext:value-type="float">
            <text:p>11.81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38591142917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64" meta:object-count="0"/>
    <meta:user-defined meta:name="AppVersion">3.0</meta:user-defined>
  </office:meta>
</office:document-meta>
</file>